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499a0" officeooo:paragraph-rsid="000499a0" style:font-size-asian="12pt" style:font-size-complex="12pt"/>
    </style:style>
    <style:style style:name="P2" style:family="paragraph" style:parent-style-name="Standard">
      <style:paragraph-properties fo:margin-top="0.499cm" fo:margin-bottom="0.499cm" loext:contextual-spacing="false" fo:text-align="start" style:justify-single-word="false"/>
      <style:text-properties fo:font-size="14pt" fo:font-weight="bold" officeooo:rsid="000499a0" officeooo:paragraph-rsid="000499a0" style:font-size-asian="14pt" style:font-weight-asian="bold" style:font-size-complex="14pt" style:font-weight-complex="bold"/>
    </style:style>
    <style:style style:name="P3" style:family="paragraph" style:parent-style-name="Standard" style:list-style-name="L3">
      <style:paragraph-properties fo:margin-top="0cm" fo:margin-bottom="0cm" loext:contextual-spacing="false" fo:text-align="start" style:justify-single-word="false"/>
      <style:text-properties fo:font-size="12pt" fo:font-weight="normal" officeooo:rsid="0012e038" officeooo:paragraph-rsid="0012e038" style:font-size-asian="10.5pt" style:font-weight-asian="normal" style:font-size-complex="12pt" style:font-weight-complex="normal"/>
    </style:style>
    <style:style style:name="P4" style:family="paragraph" style:parent-style-name="Standard">
      <style:paragraph-properties fo:margin-top="0cm" fo:margin-bottom="0cm" loext:contextual-spacing="false" fo:text-align="start" style:justify-single-word="false"/>
      <style:text-properties fo:font-size="14pt" fo:font-weight="bold" officeooo:rsid="000499a0" officeooo:paragraph-rsid="00121cf3" style:font-size-asian="14pt" style:font-weight-asian="bold" style:font-size-complex="14pt" style:font-weight-complex="bold"/>
    </style:style>
    <style:style style:name="P5" style:family="paragraph" style:parent-style-name="Standard">
      <style:paragraph-properties fo:margin-top="0.499cm" fo:margin-bottom="0cm" loext:contextual-spacing="false" fo:text-align="start" style:justify-single-word="false"/>
      <style:text-properties officeooo:paragraph-rsid="000d3fe2"/>
    </style:style>
    <style:style style:name="P6" style:family="paragraph" style:parent-style-name="Standard" style:list-style-name="L2">
      <style:paragraph-properties fo:margin-top="0.499cm" fo:margin-bottom="0cm" loext:contextual-spacing="false" fo:text-align="start" style:justify-single-word="false"/>
      <style:text-properties officeooo:paragraph-rsid="000d3fe2"/>
    </style:style>
    <style:style style:name="P7" style:family="paragraph" style:parent-style-name="Standard" style:list-style-name="L2">
      <style:paragraph-properties fo:margin-top="0.499cm" fo:margin-bottom="0cm" loext:contextual-spacing="false" fo:text-align="start" style:justify-single-word="false"/>
      <style:text-properties officeooo:rsid="000d3fe2" officeooo:paragraph-rsid="000d3fe2"/>
    </style:style>
    <style:style style:name="P8" style:family="paragraph" style:parent-style-name="Standard" style:list-style-name="L2">
      <style:paragraph-properties fo:margin-top="0.499cm" fo:margin-bottom="0cm" loext:contextual-spacing="false" fo:text-align="start" style:justify-single-word="false"/>
      <style:text-properties officeooo:rsid="000d83ef" officeooo:paragraph-rsid="000d83ef"/>
    </style:style>
    <style:style style:name="P9" style:family="paragraph" style:parent-style-name="Standard" style:list-style-name="">
      <style:paragraph-properties fo:margin-top="0.499cm" fo:margin-bottom="0cm" loext:contextual-spacing="false" fo:text-align="start" style:justify-single-word="false"/>
      <style:text-properties officeooo:rsid="00111cb7" officeooo:paragraph-rsid="00111cb7"/>
    </style:style>
    <style:style style:name="P10" style:family="paragraph" style:parent-style-name="Standard" style:list-style-name="L2">
      <style:paragraph-properties fo:margin-top="0.499cm" fo:margin-bottom="0.7cm" loext:contextual-spacing="false" fo:text-align="start" style:justify-single-word="false" fo:break-before="page"/>
      <style:text-properties officeooo:rsid="00111cb7" officeooo:paragraph-rsid="00111cb7"/>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96cf5" style:font-size-asian="10.5pt" style:font-weight-asian="normal" style:font-size-complex="12pt" style:font-weight-complex="normal"/>
    </style:style>
    <style:style style:name="T3" style:family="text">
      <style:text-properties fo:font-size="12pt" fo:font-weight="normal" officeooo:rsid="000b6c4e" style:font-size-asian="10.5pt" style:font-weight-asian="normal" style:font-size-complex="12pt" style:font-weight-complex="normal"/>
    </style:style>
    <style:style style:name="T4" style:family="text">
      <style:text-properties fo:font-size="12pt" fo:font-weight="normal" officeooo:rsid="000d3fe2" style:font-size-asian="10.5pt" style:font-weight-asian="normal" style:font-size-complex="12pt" style:font-weight-complex="normal"/>
    </style:style>
    <style:style style:name="T5" style:family="text">
      <style:text-properties fo:font-size="12pt" fo:font-weight="normal" officeooo:rsid="000d83ef" style:font-size-asian="10.5pt" style:font-weight-asian="normal" style:font-size-complex="12pt" style:font-weight-complex="normal"/>
    </style:style>
    <style:style style:name="T6" style:family="text">
      <style:text-properties fo:font-size="12pt" fo:font-weight="normal" officeooo:rsid="000f699f" style:font-size-asian="10.5pt" style:font-weight-asian="normal" style:font-size-complex="12pt" style:font-weight-complex="normal"/>
    </style:style>
    <style:style style:name="T7" style:family="text">
      <style:text-properties fo:font-size="12pt" fo:font-weight="normal" officeooo:rsid="00121cf3" style:font-size-asian="10.5pt" style:font-weight-asian="normal" style:font-size-complex="12pt" style:font-weight-complex="normal"/>
    </style:style>
    <style:style style:name="T8" style:family="text">
      <style:text-properties fo:font-size="14pt" fo:font-weight="bold" officeooo:rsid="000499a0" style:font-size-asian="14pt" style:font-weight-asian="bold" style:font-size-complex="14pt" style:font-weight-complex="bold"/>
    </style:style>
    <style:style style:name="T9" style:family="text">
      <style:text-properties officeooo:rsid="00121c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ERCIZIO: <text:span text:style-name="T3">Tema d’esame da 18 punti del 31/01/2019.</text:span></text:p>
      <text:p text:style-name="P2">STRUTTURA DATI: <text:span text:style-name="T3">La struttura dati utilizzata è un ADT di prima classe per il grafo, implementato con una lista di adiacenze, che a sua volta implementa un ADT di prima classe per la tabella di simboli, implementata con un vettore di stringhe non ordinate.</text:span></text:p>
      <text:p text:style-name="P5"><text:span text:style-name="T8">SCELTE ALGORITMICHE:</text:span><text:span text:style-name="T2"> </text:span></text:p>
      <text:list xml:id="list3357022729" text:style-name="L2">
        <text:list-item>
          <text:p text:style-name="P6"><text:span text:style-name="T3">Per la lettura del grafo abbiamo deciso di effettuare due letture <text:s/>degli archi, passati tramite file. In una prima lettura leggiamo due archi alla volta e per entrambi controlliamo se sono presenti nella nostra tabella di simboli, altrimenti li inseriamo. Al termine di questo primo ciclo avremo il numero totale di archi e il numero di elementi nella nostra tabella di simboli corrisponderà al numero di </text:span><text:span text:style-name="T4">vertici</text:span><text:span text:style-name="T3">. </text:span><text:span text:style-name="T4">Successivamente rileggiamo il file e inseriamo ogni arco nella lista delle adiacenze facendo un’inserzione in testa. Il grafo è orientata quindi basterà fare semplicemente un inserimento. Per la lettura dei vertici che potrebbero formare un kernel abbiamo deciso di creare un vettore di interi di dimensione pari al numero di righe del file, che stabiliamo tramite una prima lettura a vuoto del file. Tramite una seconda lettura e con l’ausilio della funzione GRAPHgetIndex ritorniamo il corrispondente intero associato al corrispettivo identificatore alfanumerico del vertice che inseriamo nel nostro vettore.</text:span></text:p>
        </text:list-item>
        <text:list-item>
          <text:p text:style-name="P7"><text:span text:style-name="T1">Una volta letti sia il nostro grafo, sia i potenziali vertici che andranno a formare un kernel procediamo nel verificare la soluzione proposta. Esegui</text:span><text:span text:style-name="T5">amo</text:span><text:span text:style-name="T1"> tre cicli dove il prima serve per scandire quale vertice stiamo trattanto, il secondo serve per scandire tutti gli archi uscenti da</text:span><text:span text:style-name="T5">l </text:span><text:span text:style-name="T1">vertice </text:span><text:span text:style-name="T5">preso in considerazione precedentemente </text:span><text:span text:style-name="T1">mentre il terzo serve nuovamente per scandire gli elementi all’intero dell’ipotetico insieme kernel. Se anche solo uno di questi corrisponde </text:span><text:span text:style-name="T5">a uno vertici puntati del vertice considerato inizialmente allora l’insieme non può essere considerato un kernel. Se anche solo un vertice all’interno del kernel non ha archi uscenti all’ora quell’inseme non è un kernel.</text:span></text:p>
        </text:list-item>
        <text:list-item>
          <text:p text:style-name="P8"><text:span text:style-name="T1">Per trovare </text:span><text:span text:style-name="T6">un insieme</text:span><text:span text:style-name="T1"> </text:span><text:span text:style-name="T6">kernel a cardinalità minima del grafo abbiamo deciso di utilizzare le combinazioni semplici per generare delle possibili soluzioni. All’interno di un ciclo che imposta la nostra cardinalità in maniera crescente, in casso ci siano soluzioni con quella cardinalità, andiamo a richiamare la nostra funzione ricorsiva che genera le nostre soluzioni. Ricorriamo inserendo il vertici successivo solo se quel vertici possiede almeno un arco uscente, se ogni suo arco uscente non punto a nessun elemento aggiunto fin’ora all’insieme kernel e se se nessun elemento aggiunto nell’insieme kernel punta al vertice che si vuole inserire. Quando l’insieme soddisfa l’obiettivo di cardinalità richiesta la nostra soluzione è stata trovata e usciamo dal nostro ciclo ricorsivo delle combinazioni e dal nostro ciclo iterativo per la cardinalità.</text:span></text:p>
        </text:list-item>
      </text:list>
      <text:p text:style-name="P9"><text:span text:style-name="T6"/></text:p>
      <text:list xml:id="list231703919269505" text:continue-numbering="true" text:style-name="L2">
        <text:list-item>
          <text:p text:style-name="P10"><text:span text:style-name="T6">U</text:span><text:span text:style-name="T1">na volta trovato il nostro insieme procediamo nel trovare il maggior numero di vertici appartenenti al kernel che riusciamo ad attraversare con un cammino semplice all’interno del grafo. Con una funzione ricorsiva che parte ogni volta da un vertice del nostro grafo procediamo con l’esplorare tutti i possibili cammini semplici che possono avere origine da quel vertice e se in uno di essi incontriamo un nodo che fa parte del nostro insieme kernel allora procediamo con l’aggiornare il contatore, riferito al cammino considerato. Se il nostro contatore è maggiore del massimo numero di vertici incontrati fin’ora allora procediamo nell’aggiornare il valore massimo di vertici incontrati appartenenti all’insieme kernel. Per l’</text:span><text:span text:style-name="T7">evolversi del</text:span><text:span text:style-name="T1"> nostro cammino </text:span><text:span text:style-name="T7">partiamo da un vertice, impostato come segnato, che continuerà <text:s/>l’avanzamento, uno per volta, in ogni suo vertici appartenente alla lista delle adiacenze solo se questo vertice non è già stato segnato. Quanto abbiamo esplorato tutti i vertici impostiamo il vertici di partenza e torniamo alla chiamata ricorsiva precedente.</text:span></text:p>
        </text:list-item>
      </text:list>
      <text:p text:style-name="P4"><text:span text:style-name="T9">DIFFERENZE</text:span>:</text:p>
      <text:list xml:id="list4062516237" text:style-name="L3">
        <text:list-item>
          <text:p text:style-name="P3">Usa di un nodo sentinella</text:p>
        </text:list-item>
        <text:list-item>
          <text:p text:style-name="P3">Creazione funzione lettura File per controllare errore apertura file</text:p>
        </text:list-item>
        <text:list-item>
          <text:p text:style-name="P3">Apertura due volte dello stesso file quando viene riesco una lettura doppia</text:p>
        </text:list-item>
        <text:list-item>
          <text:p text:style-name="P3">Nella funzione di controllo per verificare che l’insieme sia un kernel ho verificato che ogni vertice del nostro insieme abbia almeno un arco uscente.</text:p>
        </text:list-item>
        <text:list-item>
          <text:p text:style-name="P3">Nella funzione promising nelle combinazioni semplici ho aggiunto un controllo per verificare che il vertice da aggiungere nella mia soluzione finale abbia almeno un arco usc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99a0" officeooo:paragraph-rsid="000499a0"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Nome e Cognome: Nicola Dilillo <text:s text:c="36"/>Matricola: s24906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2:01:46.439683257</meta:creation-date>
    <dc:date>2019-01-31T23:14:52.539333971</dc:date>
    <meta:editing-duration>PT43M3S</meta:editing-duration>
    <meta:editing-cycles>4</meta:editing-cycles>
    <meta:generator>LibreOffice/6.0.7.3$Linux_X86_64 LibreOffice_project/00m0$Build-3</meta:generator>
    <meta:document-statistic meta:table-count="0" meta:image-count="0" meta:object-count="0" meta:page-count="2" meta:paragraph-count="14" meta:word-count="695" meta:character-count="4588" meta:non-whitespace-character-count="3877"/>
  </office:meta>
</office:document-meta>
</file>